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d727e" officeooo:paragraph-rsid="000d727e"/>
    </style:style>
    <style:style style:name="P2" style:family="paragraph" style:parent-style-name="Standard">
      <style:text-properties fo:language="fr" fo:country="FR" officeooo:rsid="00155e57" officeooo:paragraph-rsid="00155e57"/>
    </style:style>
    <style:style style:name="P3" style:family="paragraph" style:parent-style-name="Standard">
      <style:text-properties fo:language="fr" fo:country="FR" officeooo:rsid="001620fc" officeooo:paragraph-rsid="001620fc"/>
    </style:style>
    <style:style style:name="P4" style:family="paragraph" style:parent-style-name="Standard">
      <style:text-properties fo:language="fr" fo:country="FR" officeooo:rsid="0017cfc7" officeooo:paragraph-rsid="0017cfc7"/>
    </style:style>
    <style:style style:name="P5" style:family="paragraph" style:parent-style-name="Standard">
      <style:paragraph-properties fo:break-before="page"/>
      <style:text-properties fo:language="fr" fo:country="FR" officeooo:rsid="0017cfc7" officeooo:paragraph-rsid="0017cfc7"/>
    </style:style>
    <style:style style:name="P6" style:family="paragraph" style:parent-style-name="Standard">
      <style:text-properties fo:language="fr" fo:country="FR" officeooo:rsid="001620fc" officeooo:paragraph-rsid="001620fc"/>
    </style:style>
    <style:style style:name="P7" style:family="paragraph" style:parent-style-name="Standard">
      <style:text-properties fo:language="fr" fo:country="FR" officeooo:rsid="000ec7c9" officeooo:paragraph-rsid="001a5c0b"/>
    </style:style>
    <style:style style:name="P8" style:family="paragraph" style:parent-style-name="Standard">
      <style:text-properties fo:language="fr" fo:country="FR" officeooo:rsid="00194520" officeooo:paragraph-rsid="00194520"/>
    </style:style>
    <style:style style:name="P9" style:family="paragraph" style:parent-style-name="Standard">
      <style:text-properties fo:language="fr" fo:country="FR" officeooo:rsid="001a3bfb" officeooo:paragraph-rsid="001a3bfb"/>
    </style:style>
    <style:style style:name="P10" style:family="paragraph" style:parent-style-name="Standard">
      <style:text-properties fo:language="fr" fo:country="FR" officeooo:rsid="001a5c0b" officeooo:paragraph-rsid="001a5c0b"/>
    </style:style>
    <style:style style:name="P11" style:family="paragraph" style:parent-style-name="Standard">
      <style:text-properties fo:language="fr" fo:country="FR" officeooo:rsid="001b2a90" officeooo:paragraph-rsid="001b2a90"/>
    </style:style>
    <style:style style:name="P12" style:family="paragraph" style:parent-style-name="Standard">
      <style:text-properties fo:language="fr" fo:country="FR" officeooo:rsid="001ed67f" officeooo:paragraph-rsid="001ed67f"/>
    </style:style>
    <style:style style:name="P13" style:family="paragraph" style:parent-style-name="Standard">
      <style:text-properties fo:language="fr" fo:country="FR" officeooo:rsid="00204890" officeooo:paragraph-rsid="00204890"/>
    </style:style>
    <style:style style:name="P14" style:family="paragraph" style:parent-style-name="Standard">
      <style:paragraph-properties fo:break-before="page"/>
      <style:text-properties fo:language="fr" fo:country="FR" officeooo:rsid="00204890" officeooo:paragraph-rsid="00204890"/>
    </style:style>
    <style:style style:name="P15" style:family="paragraph" style:parent-style-name="Standard">
      <style:text-properties fo:language="fr" fo:country="FR" officeooo:rsid="0021efa4" officeooo:paragraph-rsid="0021efa4"/>
    </style:style>
    <style:style style:name="P16" style:family="paragraph" style:parent-style-name="Standard">
      <style:text-properties fo:language="fr" fo:country="FR" officeooo:rsid="0021efa4" officeooo:paragraph-rsid="001ed67f"/>
    </style:style>
    <style:style style:name="P17" style:family="paragraph" style:parent-style-name="Standard">
      <style:text-properties fo:language="fr" fo:country="FR" officeooo:rsid="002390e2" officeooo:paragraph-rsid="002390e2"/>
    </style:style>
    <style:style style:name="T1" style:family="text">
      <style:text-properties officeooo:rsid="000fd597"/>
    </style:style>
    <style:style style:name="T2" style:family="text">
      <style:text-properties officeooo:rsid="00142594"/>
    </style:style>
    <style:style style:name="T3" style:family="text">
      <style:text-properties fo:font-style="italic"/>
    </style:style>
    <style:style style:name="T4" style:family="text">
      <style:text-properties officeooo:rsid="00194520"/>
    </style:style>
    <style:style style:name="T5" style:family="text">
      <style:text-properties officeooo:rsid="001a3bfb"/>
    </style:style>
    <style:style style:name="T6" style:family="text">
      <style:text-properties officeooo:rsid="001a5c0b"/>
    </style:style>
    <style:style style:name="T7" style:family="text">
      <style:text-properties officeooo:rsid="001b2a90"/>
    </style:style>
    <style:style style:name="T8" style:family="text">
      <style:text-properties officeooo:rsid="001ce691"/>
    </style:style>
    <style:style style:name="T9" style:family="text">
      <style:text-properties officeooo:rsid="00204890"/>
    </style:style>
    <style:style style:name="T10" style:family="text">
      <style:text-properties officeooo:rsid="002390e2"/>
    </style:style>
    <style:style style:name="T11" style:family="text">
      <style:text-properties officeooo:rsid="0025220b"/>
    </style:style>
    <style:style style:name="T12" style:family="text">
      <style:text-properties officeooo:rsid="002648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, age, études, activité en cours/<text:span text:style-name="T1">situation</text:span>.</text:p>
      <text:p text:style-name="P1">Qualités, compétences</text:p>
      <text:p text:style-name="P1">Role veux-je (ce que tu veux représenter pour l’organisation)</text:p>
      <text:p text:style-name="P1">ambitions</text:p>
      <text:p text:style-name="P1">terminer par une question. (ex : possibilité d’<text:span text:style-name="T2">é</text:span>volution, d’acco<text:span text:style-name="T2">m</text:span>pagnement, de formation, …)</text:p>
      <text:p text:style-name="P1"/>
      <text:p text:style-name="P1">Rédiger le pitch et s’entraîner à voix haute.</text:p>
      <text:p text:style-name="P1">Partager ses passion/enthousiasme</text:p>
      <text:p text:style-name="P1">Posture ouverte, sérénité, assurance (prendre ce moment comme une rencontre/un partage, pas une épreuve).</text:p>
      <text:p text:style-name="P1">Faire ressortir ses qualités et compétences qui sont nécessaire pour le job.</text:p>
      <text:p text:style-name="P1"/>
      <text:p text:style-name="P1">Qu’est-ce qui te caractérise </text:p>
      <text:p text:style-name="P1">Comment travailles-tu</text:p>
      <text:p text:style-name="P1">Projet auquel j’ai collaboré <text:s/></text:p>
      <text:p text:style-name="P1"/>
      <text:p text:style-name="P7"/>
      <text:p text:style-name="P14">Parlez moi de vous :</text:p>
      <text:p text:style-name="P7">Bonjour, enchanté, je m’appelle Max, <text:span text:style-name="T9">et d</text:span><text:span text:style-name="T4">epuis quelques années je suis dans un processus de réorientation professionnelle vers le développement. D’abord par curiosité puis plus sérieusement </text:span><text:span text:style-name="T9">avec des projets concrets en collaboration avec des amis artistes et</text:span><text:span text:style-name="T4"> </text:span><text:span text:style-name="T5">jusqu’à récemment </text:span><text:span text:style-name="T6">avec la formation intensive en développement Java que j’ai suivi à Digitalcity.</text:span></text:p>
      <text:p text:style-name="P10">Je cherche à présent à <text:span text:style-name="T9">entreprendre un </text:span>valoriser mes compétences et continuer à évoluer professionnellement dans ce milieu passion<text:span text:style-name="T7">n</text:span>ant.</text:p>
      <text:p text:style-name="P8"/>
      <text:p text:style-name="P15">Pourquoi nous ?</text:p>
      <text:p text:style-name="P2"><text:span text:style-name="T7">Votre réputation en qualité d’employeur é</text:span>thique, <text:span text:style-name="T8">responsable </text:span><text:span text:style-name="T10">et cadre de travail</text:span></text:p>
      <text:p text:style-name="P12">Production de services de qualité.</text:p>
      <text:p text:style-name="P16"/>
      <text:p text:style-name="P17">Vous dans 5 ans :</text:p>
      <text:p text:style-name="P17">Me diversifier et approfondir les langages et frameworks que je connais vers du <text:span text:style-name="T12">fullstack</text:span></text:p>
      <text:p text:style-name="P17"/>
      <text:p text:style-name="P3">Qualités : </text:p>
      <text:p text:style-name="P11">J’aime <text:span text:style-name="T10">me confronter aux situations uniques défis que représentent les projets de développement. Chaque projet est différent et trouver des solutions uniques et innovantes</text:span> <text:span text:style-name="T11">en discutant avec les membres de l’équipe. </text:span>travailler en équipe <text:span text:style-name="T10">et trouver </text:span></text:p>
      <text:p text:style-name="P3">J’aime apprendre et perfectionner mes connaissances</text:p>
      <text:p text:style-name="P4">Diplomate</text:p>
      <text:p text:style-name="P11">Contact facile</text:p>
      <text:p text:style-name="P11">Optimiste</text:p>
      <text:p text:style-name="P3"/>
      <text:p text:style-name="P3">Défauts :</text:p>
      <text:p text:style-name="P4">Sans doute mon manque d’expérience <text:span text:style-name="T7">professionnelle en entreprise</text:span>. Mais <text:span text:style-name="T4">la formation que j’ai suivi </text:span><text:span text:style-name="T7">ainsi que le stage que j’ai accompli</text:span><text:span text:style-name="T4">, me donne</text:span><text:span text:style-name="T7">nt</text:span><text:span text:style-name="T4"> confiance par rapport aux </text:span><text:span text:style-name="T7">compétences</text:span><text:span text:style-name="T4"> nécessaires pour le poste.</text:span></text:p>
      <text:p text:style-name="P4"/>
      <text:p text:style-name="P4"/>
      <text:p text:style-name="P13">Questions de fin :</text:p>
      <text:p text:style-name="P13">Comment se passe l’accompagnement de nouveaux collègues ?</text:p>
      <text:p text:style-name="P13">Dans quel lapse de temps est-ce que je pourrais m’attendre à des nouvelles de votre part concernant ma candidature ?</text:p>
      <text:p text:style-name="P5">Questions illegales :</text:p>
      <text:p text:style-name="P4"><text:span text:style-name="T3">C’est une question intéressante. On ne me l’a jamais posée en entretien… Pouvez-vous m’expliquer en quoi elle est liée au poste ?</text:span> </text:p>
      <text:p text:style-name="P4"/>
      <text:p text:style-name="P9">Cream Consult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1T16:13:00.782000000</meta:creation-date>
    <dc:date>2022-10-03T12:43:58.175000000</dc:date>
    <meta:editing-duration>PT1H14M10S</meta:editing-duration>
    <meta:editing-cycles>13</meta:editing-cycles>
    <meta:generator>LibreOffice/7.3.6.2$Windows_X86_64 LibreOffice_project/c28ca90fd6e1a19e189fc16c05f8f8924961e12e</meta:generator>
    <meta:document-statistic meta:table-count="0" meta:image-count="0" meta:object-count="0" meta:page-count="3" meta:paragraph-count="34" meta:word-count="331" meta:character-count="2234" meta:non-whitespace-character-count="1931"/>
  </office:meta>
</office:document-meta>
</file>